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56.55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227.96pt"/>
    </style:style>
    <style:style style:name="co7" style:family="table-column">
      <style:table-column-properties fo:break-before="auto" style:column-width="210.95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"/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 style:data-style-name="N12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ce3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ersonNam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ireDate</text:p>
          </table:table-cell>
          <table:table-cell office:value-type="string" calcext:value-type="string">
            <text:p>TermDate</text:p>
          </table:table-cell>
          <table:table-cell office:value-type="string" calcext:value-type="string">
            <text:p>Tenure (days)</text:p>
          </table:table-cell>
          <table:table-cell/>
          <table:table-cell office:value-type="string" calcext:value-type="string">
            <text:p>Randomize</text:p>
          </table:table-cell>
          <table:table-cell office:value-type="string" calcext:value-type="string">
            <text:p>Rand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1</text:p>
          </table:table-cell>
          <table:table-cell table:style-name="ce1" table:formula="of:=LOOKUP(MOD([.I2];1)*10;[EEO.$O$2:.$O$11];[EEO.$P$2:.$P$11])" office:value-type="string" office:string-value="Engineering" calcext:value-type="string">
            <text:p>Engineering</text:p>
          </table:table-cell>
          <table:table-cell table:style-name="ce2" table:formula="of:=IF([.I2]&lt;[$EEO.$I$8];[$EEO.$G$8];IF([.I2]&lt;[$EEO.$I$7];[$EEO.$G$7];IF([.I2]&lt;[$EEO.$I$6];[$EEO.$G$6];IF([.I2]&lt;[$EEO.$I$5];[$EEO.$G$5];IF([.I2]&lt;[$EEO.$I$4];[$EEO.$G$4];IF([.I2]&lt;[$EEO.$I$3];[$EEO.$G$3]; [$EEO.$G$2]))))))" office:value-type="string" office:string-value="White (not Hispanic or Latino)" calcext:value-type="string">
            <text:p>White (not Hispanic or Latino)</text:p>
          </table:table-cell>
          <table:table-cell table:style-name="ce2" table:formula="of:=IFERROR( IF(VALUE(RIGHT([.I2];LEN([.I2])-1))&lt;5;&quot;Female&quot;;IF(VALUE(RIGHT([.I2];LEN([.I2])-1))&lt;9.8;&quot;Male&quot;;&quot;Non binary&quot;));&quot;Male&quot;)" office:value-type="string" office:string-value="Female" calcext:value-type="string">
            <text:p>Female</text:p>
          </table:table-cell>
          <table:table-cell table:formula="of:=RANDBETWEEN(DATE(2000;1;1);DATE(2022;1;1))" office:value-type="date" office:date-value="2009-03-27" calcext:value-type="date">
            <text:p>03/27/09</text:p>
          </table:table-cell>
          <table:table-cell table:formula="of:=IF(([.E2]+[.J2])&gt;TODAY();&quot;&quot;;([.E2]+[.J2]))" office:value-type="date" office:date-value="2010-06-20" calcext:value-type="date">
            <text:p>06/20/10</text:p>
          </table:table-cell>
          <table:table-cell table:style-name="ce2" table:formula="of:=IF([.F2]=&quot;&quot;;&quot;&quot;;[.F2]-[.E2])" office:value-type="float" office:value="450" calcext:value-type="float">
            <text:p>450</text:p>
          </table:table-cell>
          <table:table-cell/>
          <table:table-cell table:style-name="ce4" table:formula="of:=RANDBETWEEN(1;1000)/10" office:value-type="float" office:value="63.5" calcext:value-type="float">
            <text:p>63.5</text:p>
          </table:table-cell>
          <table:table-cell table:formula="of:=RANDBETWEEN(0;4321)" office:value-type="float" office:value="450" calcext:value-type="float">
            <text:p>450</text:p>
          </table:table-cell>
          <table:table-cell table:number-columns-repeated="2"/>
          <table:table-cell>
            <table:detective>
              <table:operation table:name="trace-precedents" table:index="0"/>
              <table:operation table:name="remove-precedents" table:index="1"/>
            </table:detective>
          </table:table-cell>
        </table:table-row>
        <table:table-row table:style-name="ro1">
          <table:table-cell office:value-type="string" calcext:value-type="string">
            <text:p>Person 0002</text:p>
          </table:table-cell>
          <table:table-cell table:style-name="ce1" table:formula="of:=LOOKUP(MOD([.I3];1)*10;[EEO.$O$2:.$O$11];[EEO.$P$2:.$P$11])" office:value-type="string" office:string-value="Engineering" calcext:value-type="string">
            <text:p>Engineering</text:p>
          </table:table-cell>
          <table:table-cell table:style-name="ce2" table:formula="of:=IF([.I3]&lt;[$EEO.$I$8];[$EEO.$G$8];IF([.I3]&lt;[$EEO.$I$7];[$EEO.$G$7];IF([.I3]&lt;[$EEO.$I$6];[$EEO.$G$6];IF([.I3]&lt;[$EEO.$I$5];[$EEO.$G$5];IF([.I3]&lt;[$EEO.$I$4];[$EEO.$G$4];IF([.I3]&lt;[$EEO.$I$3];[$EEO.$G$3]; [$EEO.$G$2]))))))" office:value-type="string" office:string-value="Hispanic or Latino" calcext:value-type="string">
            <text:p>Hispanic or Latino</text:p>
          </table:table-cell>
          <table:table-cell table:style-name="ce2" table:formula="of:=IFERROR( IF(VALUE(RIGHT([.I3];LEN([.I3])-1))&lt;5;&quot;Female&quot;;IF(VALUE(RIGHT([.I3];LEN([.I3])-1))&lt;9.8;&quot;Male&quot;;&quot;Non binary&quot;));&quot;Male&quot;)" office:value-type="string" office:string-value="Female" calcext:value-type="string">
            <text:p>Female</text:p>
          </table:table-cell>
          <table:table-cell table:formula="of:=RANDBETWEEN(DATE(2000;1;1);DATE(2022;1;1))" office:value-type="date" office:date-value="2017-05-30" calcext:value-type="date">
            <text:p>05/30/17</text:p>
          </table:table-cell>
          <table:table-cell table:formula="of:=IF(([.E3]+[.J3])&gt;TODAY();&quot;&quot;;([.E3]+[.J3]))">
            <text:p/>
          </table:table-cell>
          <table:table-cell table:formula="of:=IF([.F3]=&quot;&quot;;&quot;&quot;;[.F3]-[.E3])">
            <text:p/>
          </table:table-cell>
          <table:table-cell/>
          <table:table-cell table:style-name="ce4" table:formula="of:=RANDBETWEEN(1;1000)/10" office:value-type="float" office:value="31.5" calcext:value-type="float">
            <text:p>31.5</text:p>
          </table:table-cell>
          <table:table-cell table:formula="of:=RANDBETWEEN(0;4321)" office:value-type="float" office:value="2633" calcext:value-type="float">
            <text:p>2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3</text:p>
          </table:table-cell>
          <table:table-cell table:style-name="ce1" table:formula="of:=LOOKUP(MOD([.I4];1)*10;[EEO.$O$2:.$O$11];[EEO.$P$2:.$P$11])" office:value-type="string" office:string-value="Marketing" calcext:value-type="string">
            <text:p>Marketing</text:p>
          </table:table-cell>
          <table:table-cell table:style-name="ce2" table:formula="of:=IF([.I4]&lt;[$EEO.$I$8];[$EEO.$G$8];IF([.I4]&lt;[$EEO.$I$7];[$EEO.$G$7];IF([.I4]&lt;[$EEO.$I$6];[$EEO.$G$6];IF([.I4]&lt;[$EEO.$I$5];[$EEO.$G$5];IF([.I4]&lt;[$EEO.$I$4];[$EEO.$G$4];IF([.I4]&lt;[$EEO.$I$3];[$EEO.$G$3]; [$EEO.$G$2]))))))" office:value-type="string" office:string-value="Hispanic or Latino" calcext:value-type="string">
            <text:p>Hispanic or Latino</text:p>
          </table:table-cell>
          <table:table-cell table:style-name="ce2" table:formula="of:=IFERROR( IF(VALUE(RIGHT([.I4];LEN([.I4])-1))&lt;5;&quot;Female&quot;;IF(VALUE(RIGHT([.I4];LEN([.I4])-1))&lt;9.8;&quot;Male&quot;;&quot;Non binary&quot;));&quot;Male&quot;)" office:value-type="string" office:string-value="Male" calcext:value-type="string">
            <text:p>Male</text:p>
          </table:table-cell>
          <table:table-cell table:formula="of:=RANDBETWEEN(DATE(2000;1;1);DATE(2022;1;1))" office:value-type="date" office:date-value="2019-07-22" calcext:value-type="date">
            <text:p>07/22/19</text:p>
          </table:table-cell>
          <table:table-cell table:formula="of:=IF(([.E4]+[.J4])&gt;TODAY();&quot;&quot;;([.E4]+[.J4]))">
            <text:p/>
          </table:table-cell>
          <table:table-cell table:style-name="ce2" table:formula="of:=IF([.F4]=&quot;&quot;;&quot;&quot;;[.F4]-[.E4])">
            <text:p/>
          </table:table-cell>
          <table:table-cell/>
          <table:table-cell table:style-name="ce4" table:formula="of:=RANDBETWEEN(1;1000)/10" office:value-type="float" office:value="28.6" calcext:value-type="float">
            <text:p>28.6</text:p>
          </table:table-cell>
          <table:table-cell table:formula="of:=RANDBETWEEN(0;4321)"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4</text:p>
          </table:table-cell>
          <table:table-cell table:style-name="ce1" table:formula="of:=LOOKUP(MOD([.I5];1)*10;[EEO.$O$2:.$O$11];[EEO.$P$2:.$P$11])" office:value-type="string" office:string-value="Engineering" calcext:value-type="string">
            <text:p>Engineering</text:p>
          </table:table-cell>
          <table:table-cell table:style-name="ce2" table:formula="of:=IF([.I5]&lt;[$EEO.$I$8];[$EEO.$G$8];IF([.I5]&lt;[$EEO.$I$7];[$EEO.$G$7];IF([.I5]&lt;[$EEO.$I$6];[$EEO.$G$6];IF([.I5]&lt;[$EEO.$I$5];[$EEO.$G$5];IF([.I5]&lt;[$EEO.$I$4];[$EEO.$G$4];IF([.I5]&lt;[$EEO.$I$3];[$EEO.$G$3]; [$EEO.$G$2]))))))" office:value-type="string" office:string-value="Black or African American (not Hispanic or Latino)" calcext:value-type="string">
            <text:p>Black or African American (not Hispanic or Latino)</text:p>
          </table:table-cell>
          <table:table-cell table:style-name="ce2" table:formula="of:=IFERROR( IF(VALUE(RIGHT([.I5];LEN([.I5])-1))&lt;5;&quot;Female&quot;;IF(VALUE(RIGHT([.I5];LEN([.I5])-1))&lt;9.8;&quot;Male&quot;;&quot;Non binary&quot;));&quot;Male&quot;)" office:value-type="string" office:string-value="Male" calcext:value-type="string">
            <text:p>Male</text:p>
          </table:table-cell>
          <table:table-cell table:formula="of:=RANDBETWEEN(DATE(2000;1;1);DATE(2022;1;1))" office:value-type="date" office:date-value="2017-12-12" calcext:value-type="date">
            <text:p>12/12/17</text:p>
          </table:table-cell>
          <table:table-cell table:formula="of:=IF(([.E5]+[.J5])&gt;TODAY();&quot;&quot;;([.E5]+[.J5]))">
            <text:p/>
          </table:table-cell>
          <table:table-cell table:formula="of:=IF([.F5]=&quot;&quot;;&quot;&quot;;[.F5]-[.E5])">
            <text:p/>
          </table:table-cell>
          <table:table-cell/>
          <table:table-cell table:style-name="ce4" table:formula="of:=RANDBETWEEN(1;1000)/10" office:value-type="float" office:value="15.2" calcext:value-type="float">
            <text:p>15.2</text:p>
          </table:table-cell>
          <table:table-cell table:formula="of:=RANDBETWEEN(0;4321)"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5</text:p>
          </table:table-cell>
          <table:table-cell table:style-name="ce1" table:formula="of:=LOOKUP(MOD([.I6];1)*10;[EEO.$O$2:.$O$11];[EEO.$P$2:.$P$11])" office:value-type="string" office:string-value="Information Technology" calcext:value-type="string">
            <text:p>Information Technology</text:p>
          </table:table-cell>
          <table:table-cell table:style-name="ce2" table:formula="of:=IF([.I6]&lt;[$EEO.$I$8];[$EEO.$G$8];IF([.I6]&lt;[$EEO.$I$7];[$EEO.$G$7];IF([.I6]&lt;[$EEO.$I$6];[$EEO.$G$6];IF([.I6]&lt;[$EEO.$I$5];[$EEO.$G$5];IF([.I6]&lt;[$EEO.$I$4];[$EEO.$G$4];IF([.I6]&lt;[$EEO.$I$3];[$EEO.$G$3]; [$EEO.$G$2]))))))" office:value-type="string" office:string-value="Black or African American (not Hispanic or Latino)" calcext:value-type="string">
            <text:p>Black or African American (not Hispanic or Latino)</text:p>
          </table:table-cell>
          <table:table-cell table:style-name="ce2" table:formula="of:=IFERROR( IF(VALUE(RIGHT([.I6];LEN([.I6])-1))&lt;5;&quot;Female&quot;;IF(VALUE(RIGHT([.I6];LEN([.I6])-1))&lt;9.8;&quot;Male&quot;;&quot;Non binary&quot;));&quot;Male&quot;)" office:value-type="string" office:string-value="Female" calcext:value-type="string">
            <text:p>Female</text:p>
          </table:table-cell>
          <table:table-cell table:formula="of:=RANDBETWEEN(DATE(2000;1;1);DATE(2022;1;1))" office:value-type="date" office:date-value="2003-01-04" calcext:value-type="date">
            <text:p>01/04/03</text:p>
          </table:table-cell>
          <table:table-cell table:formula="of:=IF(([.E6]+[.J6])&gt;TODAY();&quot;&quot;;([.E6]+[.J6]))" office:value-type="date" office:date-value="2004-01-25" calcext:value-type="date">
            <text:p>01/25/04</text:p>
          </table:table-cell>
          <table:table-cell table:style-name="ce2" table:formula="of:=IF([.F6]=&quot;&quot;;&quot;&quot;;[.F6]-[.E6])" office:value-type="float" office:value="386" calcext:value-type="float">
            <text:p>386</text:p>
          </table:table-cell>
          <table:table-cell/>
          <table:table-cell table:style-name="ce4" table:formula="of:=RANDBETWEEN(1;1000)/10" office:value-type="float" office:value="21.7" calcext:value-type="float">
            <text:p>21.7</text:p>
          </table:table-cell>
          <table:table-cell table:formula="of:=RANDBETWEEN(0;4321)"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6</text:p>
          </table:table-cell>
          <table:table-cell table:style-name="ce1" table:formula="of:=LOOKUP(MOD([.I7];1)*10;[EEO.$O$2:.$O$11];[EEO.$P$2:.$P$11])" office:value-type="string" office:string-value="Engineering" calcext:value-type="string">
            <text:p>Engineering</text:p>
          </table:table-cell>
          <table:table-cell table:style-name="ce2" table:formula="of:=IF([.I7]&lt;[$EEO.$I$8];[$EEO.$G$8];IF([.I7]&lt;[$EEO.$I$7];[$EEO.$G$7];IF([.I7]&lt;[$EEO.$I$6];[$EEO.$G$6];IF([.I7]&lt;[$EEO.$I$5];[$EEO.$G$5];IF([.I7]&lt;[$EEO.$I$4];[$EEO.$G$4];IF([.I7]&lt;[$EEO.$I$3];[$EEO.$G$3]; [$EEO.$G$2]))))))" office:value-type="string" office:string-value="White (not Hispanic or Latino)" calcext:value-type="string">
            <text:p>White (not Hispanic or Latino)</text:p>
          </table:table-cell>
          <table:table-cell table:style-name="ce2" table:formula="of:=IFERROR( IF(VALUE(RIGHT([.I7];LEN([.I7])-1))&lt;5;&quot;Female&quot;;IF(VALUE(RIGHT([.I7];LEN([.I7])-1))&lt;9.8;&quot;Male&quot;;&quot;Non binary&quot;));&quot;Male&quot;)" office:value-type="string" office:string-value="Male" calcext:value-type="string">
            <text:p>Male</text:p>
          </table:table-cell>
          <table:table-cell table:formula="of:=RANDBETWEEN(DATE(2000;1;1);DATE(2022;1;1))" office:value-type="date" office:date-value="2020-08-25" calcext:value-type="date">
            <text:p>08/25/20</text:p>
          </table:table-cell>
          <table:table-cell table:formula="of:=IF(([.E7]+[.J7])&gt;TODAY();&quot;&quot;;([.E7]+[.J7]))">
            <text:p/>
          </table:table-cell>
          <table:table-cell table:formula="of:=IF([.F7]=&quot;&quot;;&quot;&quot;;[.F7]-[.E7])">
            <text:p/>
          </table:table-cell>
          <table:table-cell/>
          <table:table-cell table:style-name="ce4" table:formula="of:=RANDBETWEEN(1;1000)/10" office:value-type="float" office:value="98.5" calcext:value-type="float">
            <text:p>98.5</text:p>
          </table:table-cell>
          <table:table-cell table:formula="of:=RANDBETWEEN(0;4321)"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7</text:p>
          </table:table-cell>
          <table:table-cell table:style-name="ce1" table:formula="of:=LOOKUP(MOD([.I8];1)*10;[EEO.$O$2:.$O$11];[EEO.$P$2:.$P$11])" office:value-type="string" office:string-value="Engineering" calcext:value-type="string">
            <text:p>Engineering</text:p>
          </table:table-cell>
          <table:table-cell table:style-name="ce2" table:formula="of:=IF([.I8]&lt;[$EEO.$I$8];[$EEO.$G$8];IF([.I8]&lt;[$EEO.$I$7];[$EEO.$G$7];IF([.I8]&lt;[$EEO.$I$6];[$EEO.$G$6];IF([.I8]&lt;[$EEO.$I$5];[$EEO.$G$5];IF([.I8]&lt;[$EEO.$I$4];[$EEO.$G$4];IF([.I8]&lt;[$EEO.$I$3];[$EEO.$G$3]; [$EEO.$G$2]))))))" office:value-type="string" office:string-value="Two or More Races (not Hispanic or Latino)" calcext:value-type="string">
            <text:p>Two or More Races (not Hispanic or Latino)</text:p>
          </table:table-cell>
          <table:table-cell table:style-name="ce2" table:formula="of:=IFERROR( IF(VALUE(RIGHT([.I8];LEN([.I8])-1))&lt;5;&quot;Female&quot;;IF(VALUE(RIGHT([.I8];LEN([.I8])-1))&lt;9.8;&quot;Male&quot;;&quot;Non binary&quot;));&quot;Male&quot;)" office:value-type="string" office:string-value="Female" calcext:value-type="string">
            <text:p>Female</text:p>
          </table:table-cell>
          <table:table-cell table:formula="of:=RANDBETWEEN(DATE(2000;1;1);DATE(2022;1;1))" office:value-type="date" office:date-value="2020-06-23" calcext:value-type="date">
            <text:p>06/23/20</text:p>
          </table:table-cell>
          <table:table-cell table:formula="of:=IF(([.E8]+[.J8])&gt;TODAY();&quot;&quot;;([.E8]+[.J8]))">
            <text:p/>
          </table:table-cell>
          <table:table-cell table:style-name="ce2" table:formula="of:=IF([.F8]=&quot;&quot;;&quot;&quot;;[.F8]-[.E8])">
            <text:p/>
          </table:table-cell>
          <table:table-cell/>
          <table:table-cell table:style-name="ce4" table:formula="of:=RANDBETWEEN(1;1000)/10" office:value-type="float" office:value="1.5" calcext:value-type="float">
            <text:p>1.5</text:p>
          </table:table-cell>
          <table:table-cell table:formula="of:=RANDBETWEEN(0;4321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8</text:p>
          </table:table-cell>
          <table:table-cell table:style-name="ce1" table:formula="of:=LOOKUP(MOD([.I9];1)*10;[EEO.$O$2:.$O$11];[EEO.$P$2:.$P$11])" office:value-type="string" office:string-value="Human Resources" calcext:value-type="string">
            <text:p>Human Resources</text:p>
          </table:table-cell>
          <table:table-cell table:style-name="ce2" table:formula="of:=IF([.I9]&lt;[$EEO.$I$8];[$EEO.$G$8];IF([.I9]&lt;[$EEO.$I$7];[$EEO.$G$7];IF([.I9]&lt;[$EEO.$I$6];[$EEO.$G$6];IF([.I9]&lt;[$EEO.$I$5];[$EEO.$G$5];IF([.I9]&lt;[$EEO.$I$4];[$EEO.$G$4];IF([.I9]&lt;[$EEO.$I$3];[$EEO.$G$3]; [$EEO.$G$2]))))))" office:value-type="string" office:string-value="White (not Hispanic or Latino)" calcext:value-type="string">
            <text:p>White (not Hispanic or Latino)</text:p>
          </table:table-cell>
          <table:table-cell table:style-name="ce2" table:formula="of:=IFERROR( IF(VALUE(RIGHT([.I9];LEN([.I9])-1))&lt;5;&quot;Female&quot;;IF(VALUE(RIGHT([.I9];LEN([.I9])-1))&lt;9.8;&quot;Male&quot;;&quot;Non binary&quot;));&quot;Male&quot;)" office:value-type="string" office:string-value="Male" calcext:value-type="string">
            <text:p>Male</text:p>
          </table:table-cell>
          <table:table-cell table:formula="of:=RANDBETWEEN(DATE(2000;1;1);DATE(2022;1;1))" office:value-type="date" office:date-value="2002-10-30" calcext:value-type="date">
            <text:p>10/30/02</text:p>
          </table:table-cell>
          <table:table-cell table:formula="of:=IF(([.E9]+[.J9])&gt;TODAY();&quot;&quot;;([.E9]+[.J9]))" office:value-type="date" office:date-value="2008-10-17" calcext:value-type="date">
            <text:p>10/17/08</text:p>
          </table:table-cell>
          <table:table-cell table:style-name="ce2" table:formula="of:=IF([.F9]=&quot;&quot;;&quot;&quot;;[.F9]-[.E9])" office:value-type="float" office:value="2179" calcext:value-type="float">
            <text:p>2179</text:p>
          </table:table-cell>
          <table:table-cell/>
          <table:table-cell table:style-name="ce4" table:formula="of:=RANDBETWEEN(1;1000)/10" office:value-type="float" office:value="95.4" calcext:value-type="float">
            <text:p>95.4</text:p>
          </table:table-cell>
          <table:table-cell table:formula="of:=RANDBETWEEN(0;4321)" office:value-type="float" office:value="2179" calcext:value-type="float">
            <text:p>2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09</text:p>
          </table:table-cell>
          <table:table-cell table:style-name="ce1" table:formula="of:=LOOKUP(MOD([.I10];1)*10;[EEO.$O$2:.$O$11];[EEO.$P$2:.$P$11])" office:value-type="string" office:string-value="Security" calcext:value-type="string">
            <text:p>Security</text:p>
          </table:table-cell>
          <table:table-cell table:style-name="ce2" table:formula="of:=IF([.I10]&lt;[$EEO.$I$8];[$EEO.$G$8];IF([.I10]&lt;[$EEO.$I$7];[$EEO.$G$7];IF([.I10]&lt;[$EEO.$I$6];[$EEO.$G$6];IF([.I10]&lt;[$EEO.$I$5];[$EEO.$G$5];IF([.I10]&lt;[$EEO.$I$4];[$EEO.$G$4];IF([.I10]&lt;[$EEO.$I$3];[$EEO.$G$3]; [$EEO.$G$2]))))))" office:value-type="string" office:string-value="Hispanic or Latino" calcext:value-type="string">
            <text:p>Hispanic or Latino</text:p>
          </table:table-cell>
          <table:table-cell table:style-name="ce2" table:formula="of:=IFERROR( IF(VALUE(RIGHT([.I10];LEN([.I10])-1))&lt;5;&quot;Female&quot;;IF(VALUE(RIGHT([.I10];LEN([.I10])-1))&lt;9.8;&quot;Male&quot;;&quot;Non binary&quot;));&quot;Male&quot;)" office:value-type="string" office:string-value="Male" calcext:value-type="string">
            <text:p>Male</text:p>
          </table:table-cell>
          <table:table-cell table:formula="of:=RANDBETWEEN(DATE(2000;1;1);DATE(2022;1;1))" office:value-type="date" office:date-value="2001-10-26" calcext:value-type="date">
            <text:p>10/26/01</text:p>
          </table:table-cell>
          <table:table-cell table:formula="of:=IF(([.E10]+[.J10])&gt;TODAY();&quot;&quot;;([.E10]+[.J10]))" office:value-type="date" office:date-value="2002-10-09" calcext:value-type="date">
            <text:p>10/09/02</text:p>
          </table:table-cell>
          <table:table-cell table:style-name="ce2" table:formula="of:=IF([.F10]=&quot;&quot;;&quot;&quot;;[.F10]-[.E10])" office:value-type="float" office:value="348" calcext:value-type="float">
            <text:p>348</text:p>
          </table:table-cell>
          <table:table-cell/>
          <table:table-cell table:style-name="ce4" table:formula="of:=RANDBETWEEN(1;1000)/10" office:value-type="float" office:value="28.9" calcext:value-type="float">
            <text:p>28.9</text:p>
          </table:table-cell>
          <table:table-cell table:formula="of:=RANDBETWEEN(0;4321)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 0010</text:p>
          </table:table-cell>
          <table:table-cell table:style-name="ce1" table:formula="of:=LOOKUP(MOD([.I11];1)*10;[EEO.$O$2:.$O$11];[EEO.$P$2:.$P$11])" office:value-type="string" office:string-value="Design" calcext:value-type="string">
            <text:p>Design</text:p>
          </table:table-cell>
          <table:table-cell table:style-name="ce2" table:formula="of:=IF([.I11]&lt;[$EEO.$I$8];[$EEO.$G$8];IF([.I11]&lt;[$EEO.$I$7];[$EEO.$G$7];IF([.I11]&lt;[$EEO.$I$6];[$EEO.$G$6];IF([.I11]&lt;[$EEO.$I$5];[$EEO.$G$5];IF([.I11]&lt;[$EEO.$I$4];[$EEO.$G$4];IF([.I11]&lt;[$EEO.$I$3];[$EEO.$G$3]; [$EEO.$G$2]))))))" office:value-type="string" office:string-value="White (not Hispanic or Latino)" calcext:value-type="string">
            <text:p>White (not Hispanic or Latino)</text:p>
          </table:table-cell>
          <table:table-cell table:style-name="ce2" table:formula="of:=IFERROR( IF(VALUE(RIGHT([.I11];LEN([.I11])-1))&lt;5;&quot;Female&quot;;IF(VALUE(RIGHT([.I11];LEN([.I11])-1))&lt;9.8;&quot;Male&quot;;&quot;Non binary&quot;));&quot;Male&quot;)" office:value-type="string" office:string-value="Male" calcext:value-type="string">
            <text:p>Male</text:p>
          </table:table-cell>
          <table:table-cell table:formula="of:=RANDBETWEEN(DATE(2000;1;1);DATE(2022;1;1))" office:value-type="date" office:date-value="2006-02-12" calcext:value-type="date">
            <text:p>02/12/06</text:p>
          </table:table-cell>
          <table:table-cell table:formula="of:=IF(([.E11]+[.J11])&gt;TODAY();&quot;&quot;;([.E11]+[.J11]))" office:value-type="date" office:date-value="2012-11-03" calcext:value-type="date">
            <text:p>11/03/12</text:p>
          </table:table-cell>
          <table:table-cell table:style-name="ce2" table:formula="of:=IF([.F11]=&quot;&quot;;&quot;&quot;;[.F11]-[.E11])" office:value-type="float" office:value="2456" calcext:value-type="float">
            <text:p>2456</text:p>
          </table:table-cell>
          <table:table-cell/>
          <table:table-cell table:style-name="ce4" table:formula="of:=RANDBETWEEN(1;1000)/10" office:value-type="float" office:value="96.1" calcext:value-type="float">
            <text:p>96.1</text:p>
          </table:table-cell>
          <table:table-cell table:formula="of:=RANDBETWEEN(0;4321)"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8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8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7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2"/>
          <table:table-cell table:style-name="ce2"/>
          <table:table-cell/>
          <table:table-cell table:style-name="ce4"/>
          <table:table-cell table:number-columns-repeated="4"/>
        </table:table-row>
        <table:table-row table:style-name="ro1" table:number-rows-repeated="104850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E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% in USA</text:p>
          </table:table-cell>
          <table:table-cell office:value-type="string" calcext:value-type="string">
            <text:p>Calc Prep</text:p>
          </table:table-cell>
          <table:table-cell table:style-name="ce6" office:value-type="string" calcext:value-type="string">
            <text:p>% in Calc</text:p>
          </table:table-cell>
          <table:table-cell table:number-columns-repeated="2"/>
          <table:table-cell table:style-name="ce6" office:value-type="string" calcext:value-type="string">
            <text:p>% in Calc</text:p>
          </table:table-cell>
          <table:table-cell/>
          <table:table-cell office:value-type="string" calcext:value-type="string">
            <text:p>Department Number</text:p>
          </table:table-cell>
          <table:table-cell office:value-type="string" calcext:value-type="string">
            <text:p>Department Name</text:p>
          </table:table-cell>
          <table:table-cell table:style-name="ce6" office:value-type="string" calcext:value-type="string">
            <text:p>% in Calc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1.1 Executive/senior-level officials and managers</text:p>
          </table:table-cell>
          <table:table-cell office:value-type="string" calcext:value-type="string">
            <text:p>Executive/senior-level officials and manage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White (not Hispanic or Latino)</text:p>
          </table:table-cell>
          <table:table-cell office:value-type="string" calcext:value-type="string">
            <text:p>White (not Hispanic or Latino)</text:p>
          </table:table-cell>
          <table:table-cell office:value-type="float" office:value="60.1" calcext:value-type="float">
            <text:p>60.1</text:p>
          </table:table-cell>
          <table:table-cell table:formula="of:=[.I3]+[.H2]" office:value-type="float" office:value="102.2" calcext:value-type="float">
            <text:p>102.2</text:p>
          </table:table-cell>
          <table:table-cell table:style-name="ce7" table:formula="of:=(COUNTIF([$Data.C$1:$Data.C$1048576];[.G2])/2000)" office:value-type="percentage" office:value="0.002" calcext:value-type="percentage">
            <text:p>0.2%</text:p>
          </table:table-cell>
          <table:table-cell/>
          <table:table-cell office:value-type="string" calcext:value-type="string">
            <text:p>Male</text:p>
          </table:table-cell>
          <table:table-cell table:style-name="ce7" table:formula="of:=(COUNTIF([$Data.D$1:$Data.D$1048576];[.L2])/2000)" office:value-type="percentage" office:value="0.003" calcext:value-type="percentage">
            <text:p>0.3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ign</text:p>
          </table:table-cell>
          <table:table-cell table:style-name="ce6" table:formula="of:=COUNTIF([$Data.B$1:$Data.B$1048576];[.P2])/2000" office:value-type="percentage" office:value="0.0005" calcext:value-type="percentage">
            <text:p>0.05%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1.2 First/mid-level officials and managers</text:p>
          </table:table-cell>
          <table:table-cell office:value-type="string" calcext:value-type="string">
            <text:p>First/mid-level officials and manager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Hispanic or Latino</text:p>
          </table:table-cell>
          <table:table-cell office:value-type="string" calcext:value-type="string">
            <text:p>Hispanic or Latino</text:p>
          </table:table-cell>
          <table:table-cell office:value-type="float" office:value="18.5" calcext:value-type="float">
            <text:p>18.5</text:p>
          </table:table-cell>
          <table:table-cell table:formula="of:=[.I4]+[.H3]" office:value-type="float" office:value="42.1" calcext:value-type="float">
            <text:p>42.1</text:p>
          </table:table-cell>
          <table:table-cell table:style-name="ce7" table:formula="of:=(COUNTIF([$Data.C$1:$Data.C$1048576];[.G3])/2000)" office:value-type="percentage" office:value="0.0015" calcext:value-type="percentage">
            <text:p>0.2%</text:p>
          </table:table-cell>
          <table:table-cell/>
          <table:table-cell office:value-type="string" calcext:value-type="string">
            <text:p>Non binary</text:p>
          </table:table-cell>
          <table:table-cell table:style-name="ce7" table:formula="of:=(COUNTIF([$Data.D$1:$Data.D$1048576];[.L3])/2000)" office:value-type="percentage" office:value="0" calcext:value-type="percentage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gineering</text:p>
          </table:table-cell>
          <table:table-cell table:style-name="ce6" table:formula="of:=COUNTIF([$Data.B$1:$Data.B$1048576];[.P3])/2000" office:value-type="percentage" office:value="0.0025" calcext:value-type="percentage">
            <text:p>0.2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Professionals</text:p>
          </table:table-cell>
          <table:table-cell office:value-type="string" calcext:value-type="string">
            <text:p>Profession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Black or African American (not Hispanic or Latino)</text:p>
          </table:table-cell>
          <table:table-cell office:value-type="string" calcext:value-type="string">
            <text:p>Black or African American (not Hispanic or Latino)</text:p>
          </table:table-cell>
          <table:table-cell office:value-type="float" office:value="13.4" calcext:value-type="float">
            <text:p>13.4</text:p>
          </table:table-cell>
          <table:table-cell table:formula="of:=[.I5]+[.H4]" office:value-type="float" office:value="23.6" calcext:value-type="float">
            <text:p>23.6</text:p>
          </table:table-cell>
          <table:table-cell table:style-name="ce7" table:formula="of:=(COUNTIF([$Data.C$1:$Data.C$1048576];[.G4])/2000)" office:value-type="percentage" office:value="0.001" calcext:value-type="percentage">
            <text:p>0.1%</text:p>
          </table:table-cell>
          <table:table-cell/>
          <table:table-cell office:value-type="string" calcext:value-type="string">
            <text:p>Female</text:p>
          </table:table-cell>
          <table:table-cell table:style-name="ce7" table:formula="of:=(COUNTIF([$Data.D$1:$Data.D$1048576];[.L4])/2000)" office:value-type="percentage" office:value="0.002" calcext:value-type="percentage">
            <text:p>0.2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les</text:p>
          </table:table-cell>
          <table:table-cell table:style-name="ce6" table:formula="of:=COUNTIF([$Data.B$1:$Data.B$1048576];[.P4])/200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Technicians</text:p>
          </table:table-cell>
          <table:table-cell office:value-type="string" calcext:value-type="string">
            <text:p>Technician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Asian (not Hispanic or Latino)</text:p>
          </table:table-cell>
          <table:table-cell office:value-type="string" calcext:value-type="string">
            <text:p>Asian (not Hispanic or Latino)</text:p>
          </table:table-cell>
          <table:table-cell office:value-type="float" office:value="5.9" calcext:value-type="float">
            <text:p>5.9</text:p>
          </table:table-cell>
          <table:table-cell table:formula="of:=[.I6]+[.H5]" office:value-type="float" office:value="10.2" calcext:value-type="float">
            <text:p>10.2</text:p>
          </table:table-cell>
          <table:table-cell table:style-name="ce7" table:formula="of:=(COUNTIF([$Data.C$1:$Data.C$1048576];[.G5])/2000)" office:value-type="percentage" office:value="0" calcext:value-type="percentage">
            <text:p>0.0%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Marketing</text:p>
          </table:table-cell>
          <table:table-cell table:style-name="ce6" table:formula="of:=COUNTIF([$Data.B$1:$Data.B$1048576];[.P5])/2000" office:value-type="percentage" office:value="0.0005" calcext:value-type="percentage">
            <text:p>0.0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Sales Workers</text:p>
          </table:table-cell>
          <table:table-cell office:value-type="string" calcext:value-type="string">
            <text:p>Sales Worker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 Two or More Races (not Hispanic or Latino)</text:p>
          </table:table-cell>
          <table:table-cell office:value-type="string" calcext:value-type="string">
            <text:p>Two or More Races (not Hispanic or Latino)</text:p>
          </table:table-cell>
          <table:table-cell office:value-type="float" office:value="2.8" calcext:value-type="float">
            <text:p>2.8</text:p>
          </table:table-cell>
          <table:table-cell table:formula="of:=[.I7]+[.H6]" office:value-type="float" office:value="4.3" calcext:value-type="float">
            <text:p>4.3</text:p>
          </table:table-cell>
          <table:table-cell table:style-name="ce7" table:formula="of:=(COUNTIF([$Data.C$1:$Data.C$1048576];[.G6])/2000)" office:value-type="percentage" office:value="0.0005" calcext:value-type="percentage">
            <text:p>0.1%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Human Resources</text:p>
          </table:table-cell>
          <table:table-cell table:style-name="ce6" table:formula="of:=COUNTIF([$Data.B$1:$Data.B$1048576];[.P6])/2000" office:value-type="percentage" office:value="0.0005" calcext:value-type="percentage">
            <text:p>0.05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 Administrative support workers</text:p>
          </table:table-cell>
          <table:table-cell office:value-type="string" calcext:value-type="string">
            <text:p>Administrative support worker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American Indian/Alaskan Native (not Hispanic or Latino)</text:p>
          </table:table-cell>
          <table:table-cell office:value-type="string" calcext:value-type="string">
            <text:p>American Indian/Alaskan Native (not Hispanic or Latino)</text:p>
          </table:table-cell>
          <table:table-cell office:value-type="float" office:value="1.3" calcext:value-type="float">
            <text:p>1.3</text:p>
          </table:table-cell>
          <table:table-cell table:formula="of:=[.I8]+[.H7]" office:value-type="float" office:value="1.5" calcext:value-type="float">
            <text:p>1.5</text:p>
          </table:table-cell>
          <table:table-cell table:style-name="ce7" table:formula="of:=(COUNTIF([$Data.C$1:$Data.C$1048576];[.G7])/2000)" office:value-type="percentage" office:value="0" calcext:value-type="percentage">
            <text:p>0.0%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Engineering</text:p>
          </table:table-cell>
          <table:table-cell table:style-name="ce6" table:formula="of:=COUNTIF([$Data.B$1:$Data.B$1048576];[.P7])/2000" office:value-type="percentage" office:value="0.0025" calcext:value-type="percentage">
            <text:p>0.2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 Craft workers</text:p>
          </table:table-cell>
          <table:table-cell office:value-type="string" calcext:value-type="string">
            <text:p>Craft worker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6 Native Hawaiian or Other Pacific Islander (not Hispanic or Latino)</text:p>
          </table:table-cell>
          <table:table-cell office:value-type="string" calcext:value-type="string">
            <text:p>Native Hawaiian or Other Pacific Islander (not Hispanic or Latino)</text:p>
          </table:table-cell>
          <table:table-cell office:value-type="float" office:value="0.2" calcext:value-type="float">
            <text:p>0.2</text:p>
          </table:table-cell>
          <table:table-cell table:formula="of:=[.H8]" office:value-type="float" office:value="0.2" calcext:value-type="float">
            <text:p>0.2</text:p>
          </table:table-cell>
          <table:table-cell table:style-name="ce7" table:formula="of:=(COUNTIF([$Data.C$1:$Data.C$1048576];[.G8])/2000)" office:value-type="percentage" office:value="0" calcext:value-type="percentage">
            <text:p>0.0%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Marketing</text:p>
          </table:table-cell>
          <table:table-cell table:style-name="ce6" table:formula="of:=COUNTIF([$Data.B$1:$Data.B$1048576];[.P8])/2000" office:value-type="percentage" office:value="0.0005" calcext:value-type="percentage">
            <text:p>0.05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 Operatives</text:p>
          </table:table-cell>
          <table:table-cell office:value-type="string" calcext:value-type="string">
            <text:p>Operatives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Information Technology</text:p>
          </table:table-cell>
          <table:table-cell table:style-name="ce6" table:formula="of:=COUNTIF([$Data.B$1:$Data.B$1048576];[.P9])/2000" office:value-type="percentage" office:value="0.0005" calcext:value-type="percentage">
            <text:p>0.0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 Laborers and helpers</text:p>
          </table:table-cell>
          <table:table-cell office:value-type="string" calcext:value-type="string">
            <text:p>Laborers and helpers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string" calcext:value-type="string">
            <text:p>Executive</text:p>
          </table:table-cell>
          <table:table-cell table:style-name="ce6" table:formula="of:=COUNTIF([$Data.B$1:$Data.B$1048576];[.P10])/2000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 Service workers</text:p>
          </table:table-cell>
          <table:table-cell office:value-type="string" calcext:value-type="string">
            <text:p>Service workers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Security</text:p>
          </table:table-cell>
          <table:table-cell table:style-name="ce6" table:formula="of:=COUNTIF([$Data.B$1:$Data.B$1048576];[.P11])/2000" office:value-type="percentage" office:value="0.0005" calcext:value-type="percentage">
            <text:p>0.05%</text:p>
          </table:table-cell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7"/>
          <table:table-cell table:style-name="ce5"/>
          <table:table-cell table:number-columns-repeated="9"/>
        </table:table-row>
        <table:table-row table:style-name="ro1" table:number-rows-repeated="6">
          <table:table-cell table:number-columns-repeated="7"/>
          <table:table-cell table:style-name="ce5" table:number-columns-repeated="2"/>
          <table:table-cell table:number-columns-repeated="8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8"/>
        </table:table-row>
      </table:table>
      <table:named-expressions/>
      <table:database-ranges>
        <table:database-range table:name="__Anonymous_Sheet_DB__0" table:target-range-address="Data.A1:Data.I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5" loext:min-decimal-places="5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3:11:56.250000000</meta:creation-date>
    <dc:date>2022-09-02T16:13:21.998000000</dc:date>
    <meta:editing-duration>P7DT22H10M6S</meta:editing-duration>
    <meta:editing-cycles>20</meta:editing-cycles>
    <meta:generator>LibreOffice/5.2.3.3$Windows_x86 LibreOffice_project/d54a8868f08a7b39642414cf2c8ef2f228f780cf</meta:generator>
    <meta:document-statistic meta:table-count="2" meta:cell-count="214" meta:object-count="0"/>
  </office:meta>
</office:document-meta>
</file>